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70000037A947841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3409in" svg:height="4.5917in" draw:z-index="0"><draw:image xlink:href="Pictures/10000000000003170000037A947841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leen Noel</meta:initial-creator>
    <meta:creation-date>2020-03-21T15:45:12.29</meta:creation-date>
    <meta:document-statistic meta:table-count="0" meta:image-count="1" meta:object-count="0" meta:page-count="1" meta:paragraph-count="0" meta:word-count="0" meta:character-count="0"/>
    <dc:date>2020-03-21T15:46:27.73</dc:date>
    <dc:creator>Colleen Noel</dc:creator>
    <meta:editing-duration>PT1M19S</meta:editing-duration>
    <meta:editing-cycles>1</meta:editing-cycles>
    <meta:generator>OpenOffice/4.1.2$Win32 OpenOffice.org_project/412m3$Build-9782</meta:generator>
  </office:meta>
</office:document-meta>
</file>